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0244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 - v1" table:style-name="ta1">
        <office:forms form:automatic-focus="false" form:apply-design-mode="false"/>
        <table:shapes>
          <draw:frame draw:z-index="0" draw:name="Chart 1" draw:style-name="gr1" svg:width="9.3882in" svg:height="6.6799in" svg:x="0.4047in" svg:y="6.2819in">
            <draw:object draw:notify-on-update-of-ranges="'Sheet 1 - Table 1 - v1'.B6:'Sheet 1 - Table 1 - v1'.B10 'Sheet 1 - Table 1 - v1'.F5:'Sheet 1 - Table 1 - v1'.F5 'Sheet 1 - Table 1 - v1'.F6:'Sheet 1 - Table 1 - v1'.F10 'Sheet 1 - Table 1 - v1'.D5:'Sheet 1 - Table 1 - v1'.D5 'Sheet 1 - Table 1 - v1'.D6:'Sheet 1 - Table 1 - v1'.D10 'Sheet 1 - Table 1 - v1'.E5:'Sheet 1 - Table 1 - v1'.E5 'Sheet 1 - Table 1 - v1'.E6:'Sheet 1 - Table 1 - v1'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44.912" calcext:value-type="float">
            <text:p>44.912</text:p>
          </table:table-cell>
          <table:table-cell table:style-name="ce8" office:value-type="float" office:value="1" calcext:value-type="float">
            <text:p>1.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.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1.231" calcext:value-type="float">
            <text:p>11.231</text:p>
          </table:table-cell>
          <table:table-cell table:style-name="ce8" table:formula="of:=([.C6]/[.C7])" office:value-type="float" office:value="3.9989315288042" calcext:value-type="float">
            <text:p>4.0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([.D7]/[.B7])" office:value-type="float" office:value="1.33297717626807" calcext:value-type="float">
            <text:p>1.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7" office:value-type="float" office:value="2.841" calcext:value-type="float">
            <text:p>2.841</text:p>
          </table:table-cell>
          <table:table-cell table:style-name="ce8" table:formula="of:=([.C6]/[.C8])" office:value-type="float" office:value="15.8085181274199" calcext:value-type="float">
            <text:p>15.8</text:p>
          </table:table-cell>
          <table:table-cell table:style-name="ce6" office:value-type="float" office:value="7" calcext:value-type="float">
            <text:p>7</text:p>
          </table:table-cell>
          <table:table-cell table:style-name="ce8" table:formula="of:=([.D8]/[.B8])" office:value-type="float" office:value="2.25835973248856" calcext:value-type="float">
            <text:p>2.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0.831" calcext:value-type="float">
            <text:p>0.831</text:p>
          </table:table-cell>
          <table:table-cell table:style-name="ce8" table:formula="of:=([.C6]/[.C9])" office:value-type="float" office:value="54.0457280385078" calcext:value-type="float">
            <text:p>54.0</text:p>
          </table:table-cell>
          <table:table-cell table:style-name="ce6" office:value-type="float" office:value="15" calcext:value-type="float">
            <text:p>15</text:p>
          </table:table-cell>
          <table:table-cell table:style-name="ce8" table:formula="of:=([.D9]/[.B9])" office:value-type="float" office:value="3.60304853590052" calcext:value-type="float">
            <text:p>3.6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1" calcext:value-type="float">
            <text:p>31</text:p>
          </table:table-cell>
          <table:table-cell table:style-name="ce7" office:value-type="float" office:value="0.413" calcext:value-type="float">
            <text:p>0.413</text:p>
          </table:table-cell>
          <table:table-cell table:style-name="ce8" table:formula="of:=([.C6]/[.C10])" office:value-type="float" office:value="108.745762711864" calcext:value-type="float">
            <text:p>108.7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([.D10]/[.B10])" office:value-type="float" office:value="3.50792782941498" calcext:value-type="float">
            <text:p>3.5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7"/>
          <table:table-cell table:style-name="ce8"/>
          <table:table-cell table:style-name="ce9"/>
          <table:table-cell table:style-name="ce8"/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 - Table 1 - v2" table:style-name="ta1">
        <office:forms form:automatic-focus="false" form:apply-design-mode="false"/>
        <table:shapes>
          <draw:frame draw:z-index="0" draw:name="Chart 1" draw:style-name="gr1" svg:width="9.3882in" svg:height="6.6799in" svg:x="0.4047in" svg:y="6.2819in">
            <draw:object draw:notify-on-update-of-ranges="'Sheet 1 - Table 1 - v2'.B6:'Sheet 1 - Table 1 - v2'.B10 'Sheet 1 - Table 1 - v2'.F5:'Sheet 1 - Table 1 - v2'.F5 'Sheet 1 - Table 1 - v2'.F6:'Sheet 1 - Table 1 - v2'.F10 'Sheet 1 - Table 1 - v2'.D5:'Sheet 1 - Table 1 - v2'.D5 'Sheet 1 - Table 1 - v2'.D6:'Sheet 1 - Table 1 - v2'.D10 'Sheet 1 - Table 1 - v2'.E5:'Sheet 1 - Table 1 - v2'.E5 'Sheet 1 - Table 1 - v2'.E6:'Sheet 1 - Table 1 - v2'.E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44.912" calcext:value-type="float">
            <text:p>44.912</text:p>
          </table:table-cell>
          <table:table-cell table:style-name="ce8" office:value-type="float" office:value="1" calcext:value-type="float">
            <text:p>1.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.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1.231" calcext:value-type="float">
            <text:p>11.231</text:p>
          </table:table-cell>
          <table:table-cell table:style-name="ce8" table:formula="of:=([.C6]/[.C7])" office:value-type="float" office:value="3.9989315288042" calcext:value-type="float">
            <text:p>4.0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formula="of:=([.D7]/[.B7])" office:value-type="float" office:value="1.33297717626807" calcext:value-type="float">
            <text:p>1.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7" office:value-type="float" office:value="2.841" calcext:value-type="float">
            <text:p>2.841</text:p>
          </table:table-cell>
          <table:table-cell table:style-name="ce8" table:formula="of:=([.C6]/[.C8])" office:value-type="float" office:value="15.8085181274199" calcext:value-type="float">
            <text:p>15.8</text:p>
          </table:table-cell>
          <table:table-cell table:style-name="ce6" office:value-type="float" office:value="7" calcext:value-type="float">
            <text:p>7</text:p>
          </table:table-cell>
          <table:table-cell table:style-name="ce8" table:formula="of:=([.D8]/[.B8])" office:value-type="float" office:value="2.25835973248856" calcext:value-type="float">
            <text:p>2.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0.831" calcext:value-type="float">
            <text:p>0.831</text:p>
          </table:table-cell>
          <table:table-cell table:style-name="ce8" table:formula="of:=([.C6]/[.C9])" office:value-type="float" office:value="54.0457280385078" calcext:value-type="float">
            <text:p>54.0</text:p>
          </table:table-cell>
          <table:table-cell table:style-name="ce6" office:value-type="float" office:value="15" calcext:value-type="float">
            <text:p>15</text:p>
          </table:table-cell>
          <table:table-cell table:style-name="ce8" table:formula="of:=([.D9]/[.B9])" office:value-type="float" office:value="3.60304853590052" calcext:value-type="float">
            <text:p>3.6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1" calcext:value-type="float">
            <text:p>31</text:p>
          </table:table-cell>
          <table:table-cell table:style-name="ce7" office:value-type="float" office:value="0.413" calcext:value-type="float">
            <text:p>0.413</text:p>
          </table:table-cell>
          <table:table-cell table:style-name="ce8" table:formula="of:=([.C6]/[.C10])" office:value-type="float" office:value="108.745762711864" calcext:value-type="float">
            <text:p>108.7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([.D10]/[.B10])" office:value-type="float" office:value="3.50792782941498" calcext:value-type="float">
            <text:p>3.5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7"/>
          <table:table-cell table:style-name="ce8"/>
          <table:table-cell table:style-name="ce9"/>
          <table:table-cell table:style-name="ce8"/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 - v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8:28:46.932552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SARO DUMER</dc:creator>
    <meta:creation-date>2013-10-23T12:26:45</meta:creation-date>
    <dc:date>2015-05-05T18:48:35.167189786</dc:date>
    <meta:generator>LibreOffice/4.2.7.2$Linux_X86_64 LibreOffice_project/420m0$Build-2</meta:generator>
    <meta:editing-duration>PT3M56S</meta:editing-duration>
    <meta:editing-cycles>5</meta:editing-cycles>
    <meta:document-statistic meta:table-count="2" meta:cell-count="6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interval-major="1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1">
      <style:chart-properties chart:display-label="true" chart:tick-marks-major-inner="false" chart:tick-marks-major-outer="false" chart:logarithmic="false" chart:minimum="0" chart:interval-major="4" chart:gap-width="90" chart:overlap="-10" chart:reverse-direction="false" text:line-break="fals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1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 - v1'.B6:'Sheet 1 - Table 1 - v1'.B10 'Sheet 1 - Table 1 - v1'.D5:'Sheet 1 - Table 1 - v1'.F10" chart:data-source-has-labels="both" svg:x="1.189cm" svg:y="1.348cm" svg:width="20.104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 - v1'.B6:'Sheet 1 - Table 1 - v1'.B10"/>
          </chart:axis>
          <chart:axis chart:dimension="x" chart:name="secondary-x" chart:style-name="ch6">
            <chart:title svg:x="10.198cm" svg:y="14.853cm" chart:style-name="ch7">
              <text:p>Núcleos</text:p>
            </chart:title>
          </chart:axis>
          <chart:axis chart:dimension="y" chart:name="primary-y" chart:style-name="ch8">
            <chart:title svg:x="21.447cm" svg:y="6.281cm" chart:style-name="ch7">
              <text:p>Eficiência</text:p>
            </chart:title>
          </chart:axis>
          <chart:axis chart:dimension="y" chart:name="secondary-y" chart:style-name="ch9">
            <chart:title svg:x="0.119cm" svg:y="9.779cm" chart:style-name="ch10">
              <text:p>Fator de Aceleração</text:p>
            </chart:title>
          </chart:axis>
          <chart:series chart:attached-axis="primary-y" chart:style-name="ch11" chart:values-cell-range-address="'Sheet 1 - Table 1 - v1'.F6:'Sheet 1 - Table 1 - v1'.F10" chart:label-cell-address="'Sheet 1 - Table 1 - v1'.F5:'Sheet 1 - Table 1 - v1'.F5" chart:class="chart:bar">
            <chart:data-point chart:repeated="5"/>
          </chart:series>
          <chart:series chart:attached-axis="secondary-y" chart:style-name="ch12" chart:values-cell-range-address="'Sheet 1 - Table 1 - v1'.D6:'Sheet 1 - Table 1 - v1'.D10" chart:label-cell-address="'Sheet 1 - Table 1 - v1'.D5:'Sheet 1 - Table 1 - v1'.D5" chart:class="chart:line">
            <chart:data-point chart:repeated="5"/>
          </chart:series>
          <chart:series chart:attached-axis="secondary-y" chart:style-name="ch13" chart:values-cell-range-address="'Sheet 1 - Table 1 - v1'.E6:'Sheet 1 - Table 1 - v1'.E10" chart:label-cell-address="'Sheet 1 - Table 1 - v1'.E5:'Sheet 1 - Table 1 - v1'.E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 - v1'.F5:'Sheet 1 - Table 1 - v1'.F5</svg:desc>
                </draw:g>
              </table:table-cell>
              <table:table-cell office:value-type="string">
                <text:p>Speed-Up</text:p>
                <draw:g>
                  <svg:desc>'Sheet 1 - Table 1 - v1'.D5:'Sheet 1 - Table 1 - v1'.D5</svg:desc>
                </draw:g>
              </table:table-cell>
              <table:table-cell office:value-type="string">
                <text:p>Speed-Up Ideal</text:p>
                <draw:g>
                  <svg:desc>'Sheet 1 - Table 1 - v1'.E5:'Sheet 1 - Table 1 - v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 - v1'.B6:'Sheet 1 - Table 1 - v1'.B10</svg:desc>
                </draw:g>
              </table:table-cell>
              <table:table-cell office:value-type="float" office:value="1">
                <text:p>1</text:p>
                <draw:g>
                  <svg:desc>'Sheet 1 - Table 1 - v1'.F6:'Sheet 1 - Table 1 - v1'.F10</svg:desc>
                </draw:g>
              </table:table-cell>
              <table:table-cell office:value-type="float" office:value="1">
                <text:p>1</text:p>
                <draw:g>
                  <svg:desc>'Sheet 1 - Table 1 - v1'.D6:'Sheet 1 - Table 1 - v1'.D10</svg:desc>
                </draw:g>
              </table:table-cell>
              <table:table-cell office:value-type="float" office:value="1">
                <text:p>1</text:p>
                <draw:g>
                  <svg:desc>'Sheet 1 - Table 1 - v1'.E6:'Sheet 1 - Table 1 - v1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3297717626807">
                <text:p>1.33297717626807</text:p>
              </table:table-cell>
              <table:table-cell office:value-type="float" office:value="3.9989315288042">
                <text:p>3.99893152880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5835973248856">
                <text:p>2.25835973248856</text:p>
              </table:table-cell>
              <table:table-cell office:value-type="float" office:value="15.8085181274199">
                <text:p>15.808518127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60304853590052">
                <text:p>3.60304853590052</text:p>
              </table:table-cell>
              <table:table-cell office:value-type="float" office:value="54.0457280385078">
                <text:p>54.04572803850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50792782941498">
                <text:p>3.50792782941498</text:p>
              </table:table-cell>
              <table:table-cell office:value-type="float" office:value="108.745762711864">
                <text:p>108.745762711864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interval-major="1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1">
      <style:chart-properties chart:display-label="true" chart:tick-marks-major-inner="false" chart:tick-marks-major-outer="false" chart:logarithmic="false" chart:minimum="0" chart:interval-major="4" chart:gap-width="90" chart:overlap="-10" chart:reverse-direction="false" text:line-break="fals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1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 - v2'.B6:'Sheet 1 - Table 1 - v2'.B10 'Sheet 1 - Table 1 - v2'.D5:'Sheet 1 - Table 1 - v2'.F10" chart:data-source-has-labels="both" svg:x="1.189cm" svg:y="1.348cm" svg:width="20.104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 - v2'.B6:'Sheet 1 - Table 1 - v2'.B10"/>
          </chart:axis>
          <chart:axis chart:dimension="x" chart:name="secondary-x" chart:style-name="ch6">
            <chart:title svg:x="10.199cm" svg:y="14.853cm" chart:style-name="ch7">
              <text:p>Núcleos</text:p>
            </chart:title>
          </chart:axis>
          <chart:axis chart:dimension="y" chart:name="primary-y" chart:style-name="ch8">
            <chart:title svg:x="21.447cm" svg:y="6.281cm" chart:style-name="ch7">
              <text:p>Eficiência</text:p>
            </chart:title>
          </chart:axis>
          <chart:axis chart:dimension="y" chart:name="secondary-y" chart:style-name="ch9">
            <chart:title svg:x="0.119cm" svg:y="9.778cm" chart:style-name="ch10">
              <text:p>Fator de Aceleração</text:p>
            </chart:title>
          </chart:axis>
          <chart:series chart:attached-axis="primary-y" chart:style-name="ch11" chart:values-cell-range-address="'Sheet 1 - Table 1 - v2'.F6:'Sheet 1 - Table 1 - v2'.F10" chart:label-cell-address="'Sheet 1 - Table 1 - v2'.F5:'Sheet 1 - Table 1 - v2'.F5" chart:class="chart:bar">
            <chart:data-point chart:repeated="5"/>
          </chart:series>
          <chart:series chart:attached-axis="secondary-y" chart:style-name="ch12" chart:values-cell-range-address="'Sheet 1 - Table 1 - v2'.D6:'Sheet 1 - Table 1 - v2'.D10" chart:label-cell-address="'Sheet 1 - Table 1 - v2'.D5:'Sheet 1 - Table 1 - v2'.D5" chart:class="chart:line">
            <chart:data-point chart:repeated="5"/>
          </chart:series>
          <chart:series chart:attached-axis="secondary-y" chart:style-name="ch13" chart:values-cell-range-address="'Sheet 1 - Table 1 - v2'.E6:'Sheet 1 - Table 1 - v2'.E10" chart:label-cell-address="'Sheet 1 - Table 1 - v2'.E5:'Sheet 1 - Table 1 - v2'.E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 - v2'.F5:'Sheet 1 - Table 1 - v2'.F5</svg:desc>
                </draw:g>
              </table:table-cell>
              <table:table-cell office:value-type="string">
                <text:p>Speed-Up</text:p>
                <draw:g>
                  <svg:desc>'Sheet 1 - Table 1 - v2'.D5:'Sheet 1 - Table 1 - v2'.D5</svg:desc>
                </draw:g>
              </table:table-cell>
              <table:table-cell office:value-type="string">
                <text:p>Speed-Up Ideal</text:p>
                <draw:g>
                  <svg:desc>'Sheet 1 - Table 1 - v2'.E5:'Sheet 1 - Table 1 - v2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 - v2'.B6:'Sheet 1 - Table 1 - v2'.B10</svg:desc>
                </draw:g>
              </table:table-cell>
              <table:table-cell office:value-type="float" office:value="1">
                <text:p>1</text:p>
                <draw:g>
                  <svg:desc>'Sheet 1 - Table 1 - v2'.F6:'Sheet 1 - Table 1 - v2'.F10</svg:desc>
                </draw:g>
              </table:table-cell>
              <table:table-cell office:value-type="float" office:value="1">
                <text:p>1</text:p>
                <draw:g>
                  <svg:desc>'Sheet 1 - Table 1 - v2'.D6:'Sheet 1 - Table 1 - v2'.D10</svg:desc>
                </draw:g>
              </table:table-cell>
              <table:table-cell office:value-type="float" office:value="1">
                <text:p>1</text:p>
                <draw:g>
                  <svg:desc>'Sheet 1 - Table 1 - v2'.E6:'Sheet 1 - Table 1 - v2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3297717626807">
                <text:p>1.33297717626807</text:p>
              </table:table-cell>
              <table:table-cell office:value-type="float" office:value="3.9989315288042">
                <text:p>3.99893152880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5835973248856">
                <text:p>2.25835973248856</text:p>
              </table:table-cell>
              <table:table-cell office:value-type="float" office:value="15.8085181274199">
                <text:p>15.808518127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60304853590052">
                <text:p>3.60304853590052</text:p>
              </table:table-cell>
              <table:table-cell office:value-type="float" office:value="54.0457280385078">
                <text:p>54.04572803850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50792782941498">
                <text:p>3.50792782941498</text:p>
              </table:table-cell>
              <table:table-cell office:value-type="float" office:value="108.745762711864">
                <text:p>108.745762711864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